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MISA:</text:p>
      <text:list xml:id="list8435329531671158908" text:style-name="L1">
        <text:list-item>
          <text:p text:style-name="P1">Pacifica+Rosa (Actor) Feed enemies (Conflict) sunshine (Object) Becoming discolored from evil clouds (Motion)</text:p>
        </text:list-item>
      </text:list>
      <text:p text:style-name="P2">ACTOR:</text:p>
      <text:list xml:id="list39257499" text:continue-numbering="true" text:style-name="L1">
        <text:list-item>
          <text:p text:style-name="P1">Pacifica</text:p>
        </text:list-item>
        <text:list-item>
          <text:p text:style-name="P1">Rosa</text:p>
        </text:list-item>
        <text:list-item>
          <text:p text:style-name="P1">Leo (Painter)</text:p>
        </text:list-item>
        <text:list-item>
          <text:p text:style-name="P1">Leonardo (Brother)</text:p>
        </text:list-item>
        <text:list-item>
          <text:p text:style-name="P1">Gabriela (Chef)</text:p>
        </text:list-item>
      </text:list>
      <text:p text:style-name="P2">TOOLS:</text:p>
      <text:list xml:id="list39233881" text:continue-numbering="true" text:style-name="L1">
        <text:list-item>
          <text:p text:style-name="P1">Pacifica (Action)</text:p>
        </text:list-item>
        <text:list-item>
          <text:p text:style-name="P1">Rosa (Backpad/Carry)</text:p>
        </text:list-item>
        <text:list-item>
          <text:p text:style-name="P1">Harvest Colors</text:p>
        </text:list-item>
        <text:list-item>
          <text:p text:style-name="P1">Sell Paintings (On the front of the farm) (Leonardo sells the paintings and food)</text:p>
        </text:list-item>
      </text:list>
      <text:p text:style-name="P2">VERBS</text:p>
      <text:list xml:id="list39239754" text:continue-numbering="true" text:style-name="L1">
        <text:list-item>
          <text:p text:style-name="P1">Feed</text:p>
        </text:list-item>
        <text:list-item>
          <text:p text:style-name="P1">Protect</text:p>
        </text:list-item>
        <text:list-item>
          <text:p text:style-name="P1">Make shine</text:p>
        </text:list-item>
        <text:list-item>
          <text:p text:style-name="P1">Rainbow</text:p>
        </text:list-item>
        <text:list-item>
          <text:p text:style-name="P1">Use broom</text:p>
        </text:list-item>
        <text:list-item>
          <text:p text:style-name="P1">Special animal attacks</text:p>
        </text:list-item>
        <text:list-item>
          <text:p text:style-name="P1">Plant tree</text:p>
        </text:list-item>
      </text:list>
      <text:p text:style-name="P2">CONFLICT</text:p>
      <text:list xml:id="list39260142" text:continue-numbering="true" text:style-name="L1">
        <text:list-item>
          <text:p text:style-name="P1">Hunger</text:p>
        </text:list-item>
        <text:list-item>
          <text:p text:style-name="P1">Flowers dieing</text:p>
        </text:list-item>
        <text:list-item>
          <text:p text:style-name="P1">Desaturation</text:p>
        </text:list-item>
        <text:list-item>
          <text:p text:style-name="P1">Losing territory</text:p>
        </text:list-item>
        <text:list-item>
          <text:p text:style-name="P1">Losing the harvest</text:p>
        </text:list-item>
      </text:list>
      <text:p text:style-name="P2">OBJECT</text:p>
      <text:list xml:id="list39244509" text:continue-numbering="true" text:style-name="L1">
        <text:list-item>
          <text:p text:style-name="P1">Sunshine</text:p>
        </text:list-item>
        <text:list-item>
          <text:p text:style-name="P1">Trees (CAN DIE)</text:p>
        </text:list-item>
        <text:list-item>
          <text:p text:style-name="P1">Bushes</text:p>
        </text:list-item>
      </text:list>
      <text:p text:style-name="P2">MOTION</text:p>
      <text:list xml:id="list39249650" text:continue-numbering="true" text:style-name="L1">
        <text:list-item>
          <text:p text:style-name="P1">Evil clouds desaturation</text:p>
        </text:list-item>
        <text:list-item>
          <text:p text:style-name="P1">TIME SYSTEM</text:p>
        </text:list-item>
        <text:list-item>
          <text:p text:style-name="P1">DAY (Farm day, rain, talk to the relatives)</text:p>
        </text:list-item>
        <text:list-item>
          <text:p text:style-name="P1">NIGHT (Combat)</text:p>
        </text:list-item>
      </text:list>
      <text:p text:style-name="P2">ENEMIES</text:p>
      <text:list xml:id="list39255236" text:continue-numbering="true" text:style-name="L1">
        <text:list-item>
          <text:p text:style-name="P1">Evil cloud monsters</text:p>
        </text:list-item>
      </text:list>
      <text:p text:style-name="P2">CURRENCY/POINTS</text:p>
      <text:list xml:id="list39242557" text:continue-numbering="true" text:style-name="L1">
        <text:list-item>
          <text:p text:style-name="P1">Can buy more weapons</text:p>
        </text:list-item>
        <text:list-item>
          <text:p text:style-name="P1">Can buy newer farm animals</text:p>
        </text:list-item>
        <text:list-item>
          <text:p text:style-name="P1">Can buy more paint materials</text:p>
        </text:list-item>
        <text:list-item>
          <text:p text:style-name="P1">Can buy seeds</text:p>
        </text:list-item>
      </text:list>
      <text:p text:style-name="P2">TRAGEDY</text:p>
      <text:list xml:id="list39247488" text:continue-numbering="true" text:style-name="L1">
        <text:list-item>
          <text:p text:style-name="P1">Can't change their destiny, the farm will die</text:p>
        </text:list-item>
        <text:list-item>
          <text:p text:style-name="P1"><text:soft-page-break/>Flowers Die</text:p>
        </text:list-item>
        <text:list-item>
          <text:p text:style-name="P1">Tree Dies</text:p>
        </text:list-item>
      </text:list>
      <text:p text:style-name="P2">STORY</text:p>
      <text:list xml:id="list7474089236372695229" text:style-name="L2">
        <text:list-item>
          <text:p text:style-name="P3">Leonardo bought a newer farm to be closer to the city so he could sell Leo paintings in the city next to the food.</text:p>
        </text:list-item>
        <text:list-item>
          <text:p text:style-name="P3">He didn't know that the farm was cursed.</text:p>
        </text:list-item>
        <text:list-item>
          <text:p text:style-name="P3">It's been a complicated summer and season of harvest.</text:p>
        </text:list-item>
        <text:list-item>
          <text:p text:style-name="P3">At night some evil cloud monsters appear and they are killing your animals and destroying your crops, some desaturated píeces of the land appear.</text:p>
        </text:list-item>
        <text:list-item>
          <text:p text:style-name="P3">Pacifica and Rosa decides to investigate the situation.</text:p>
        </text:list-item>
        <text:list-item>
          <text:p text:style-name="P3">They eventually have to fight some evil clouds (monsters) who are poisoning the land and making it desaturated (dead) and killing the crops and farm animals.</text:p>
        </text:list-item>
        <text:list-item>
          <text:p text:style-name="P3">His brother is trying to become better at painting and making money from art.</text:p>
        </text:list-item>
        <text:list-item>
          <text:p text:style-name="P3">The sisters discover they can fight the evil dust monsters and bring back the colors of the farm with his brother paintings.</text:p>
        </text:list-item>
        <text:list-item>
          <text:p text:style-name="P3">His gf cooks and takes cares of his little sisters.</text:p>
        </text:list-item>
        <text:list-item>
          <text:p text:style-name="P3">His twin brother works the land and goes to sell the food he harvest in the town.</text:p>
        </text:list-item>
        <text:list-item>
          <text:p text:style-name="P3">When you lose the game, his brother warns they would have to sell the farm and move away from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4T18:17:38.13</meta:creation-date>
    <dc:date>2020-10-04T19:03:00.99</dc:date>
    <meta:editing-duration>PT45M25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2" meta:paragraph-count="59" meta:word-count="364" meta:character-count="1856"/>
  </office:meta>
</office:document-meta>
</file>